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9.017cm" svg:height="7.366cm" svg:x="6.461cm" svg:y="1.635cm">
          <text:p text:style-name="P1">Open program, “NFL DRAFT”</text:p>
          <text:p text:style-name="P1">Will start playing.</text:p>
          <text:p text:style-name="P1">Will welcome user</text:p>
        </draw:rect>
        <draw:rect draw:style-name="gr1" draw:text-style-name="P1" xml:id="id2" draw:id="id2" draw:layer="layout" svg:width="13.081cm" svg:height="6.477cm" svg:x="5.445cm" svg:y="10.525cm">
          <text:p text:style-name="P1">Will ask user for their information,</text:p>
          <text:p text:style-name="P1">If they are new, will be asked to create login,</text:p>
          <text:p text:style-name="P1">If returning will ask them to login.</text:p>
        </draw:rect>
        <draw:rect draw:style-name="gr1" draw:text-style-name="P1" xml:id="id3" draw:id="id3" draw:layer="layout" svg:width="17.587cm" svg:height="6.477cm" draw:transform="skewX (-0.0146607657167496) rotate (-0.00453785605637094) translate (2.651cm 18.677cm)">
          <text:p text:style-name="P1">Shows welcome username,</text:p>
          <text:p text:style-name="P1">Will ask if they want to continue where they left off at.</text:p>
        </draw:rect>
        <draw:connector draw:style-name="gr2" draw:text-style-name="P1" draw:layer="layout" svg:x1="10.969cm" svg:y1="9.001cm" svg:x2="11.985cm" svg:y2="10.525cm" draw:start-shape="id1" draw:start-glue-point="2" draw:end-shape="id2" draw:end-glue-point="0" svg:d="M10969 9001v762h1016v762">
          <text:p/>
        </draw:connector>
        <draw:connector draw:style-name="gr2" draw:text-style-name="P1" draw:layer="layout" svg:x1="11.985cm" svg:y1="17.002cm" svg:x2="11.444cm" svg:y2="18.717cm" draw:start-shape="id2" draw:start-glue-point="2" draw:end-shape="id3" draw:end-glue-point="0" svg:d="M11985 17002v838h-541v877">
          <text:p/>
        </draw:connector>
      </draw:page>
      <draw:page draw:name="page2" draw:style-name="dp1" draw:master-page-name="Default">
        <draw:rect draw:style-name="gr1" draw:text-style-name="P1" xml:id="id4" draw:id="id4" draw:layer="layout" svg:width="20.59cm" svg:height="6.223cm" svg:x="1cm" svg:y="1.889cm">
          <text:p text:style-name="P1">Will have buttons on the bottom of screen to show where they can go</text:p>
          <text:p text:style-name="P1">1. gives list of players</text:p>
          <text:p text:style-name="P1">2. Positions of players</text:p>
          <text:p text:style-name="P1">3. teams in rosters</text:p>
          <text:p text:style-name="P1"/>
        </draw:rect>
        <draw:rect draw:style-name="gr1" draw:text-style-name="P1" xml:id="id5" draw:id="id5" draw:layer="layout" svg:width="17.399cm" svg:height="9.779cm" svg:x="2.778cm" svg:y="9.636cm">
          <text:p text:style-name="P1">Can choose to delete player from roster if needed,</text:p>
          <text:p text:style-name="P1">Can re-add if deleted by accident,</text:p>
          <text:p text:style-name="P1">Can make different lists,</text:p>
          <text:p text:style-name="P1"/>
        </draw:rect>
        <draw:connector draw:style-name="gr2" draw:text-style-name="P1" draw:layer="layout" svg:x1="11.295cm" svg:y1="8.112cm" svg:x2="11.477cm" svg:y2="9.636cm" draw:start-shape="id4" draw:start-glue-point="2" draw:end-shape="id5" draw:end-glue-point="0" svg:d="M11295 8112v762h182v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04T07:49:19.77</meta:creation-date>
    <dc:date>2017-06-11T10:42:40.44</dc:date>
    <meta:editing-duration>PT30M58S</meta:editing-duration>
    <meta:editing-cycles>3</meta:editing-cycles>
    <meta:generator>OpenOffice/4.1.3$Win32 OpenOffice.org_project/413m1$Build-9783</meta:generator>
    <meta:document-statistic meta:object-count="8"/>
  </office:meta>
</office:document-meta>
</file>